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fill-color="#ffff38" draw:textarea-horizontal-align="justify" draw:textarea-vertical-align="middle" draw:auto-grow-height="false" fo:min-height="8.646cm" fo:min-width="14.396cm" fo:padding-top="0.177cm" fo:padding-bottom="0.177cm" fo:padding-left="0.302cm" fo:padding-right="0.302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75cm" fo:min-width="8.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75cm" fo:min-width="3.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0.733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0.75cm" fo:min-width="3.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6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38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3faf46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9cm" svg:x="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9cm" svg:height="1cm" svg:x="2cm" svg:y="2cm">
          <text:p text:style-name="P2">Input DB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cm" svg:height="1cm" svg:x="2cm" svg:y="3cm">
          <text:p text:style-name="P2">theorie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cm" svg:height="1cm" svg:x="7cm" svg:y="3cm">
          <text:p text:style-name="P2">observables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cm" svg:height="0.983cm" svg:x="2.5cm" svg:y="6.017cm">
          <text:p text:style-name="P2">theory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cm" svg:height="0.983cm" svg:x="7.5cm" svg:y="6.017cm">
          <text:p text:style-name="P2">observable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cm" svg:height="1cm" svg:x="4.5cm" svg:y="8cm">
          <text:p text:style-name="P2">yadism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cm" svg:height="1cm" svg:x="4.5cm" svg:y="10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3cm" svg:height="0.983cm" svg:x="11cm" svg:y="6.017cm">
          <text:p text:style-name="P2">PDF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cm" svg:height="1cm" svg:x="12.5cm" svg:y="8cm">
          <text:p text:style-name="P2">APFEL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4cm" svg:height="1cm" svg:x="7.5cm" svg:y="12cm">
          <text:p text:style-name="P2">log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4cm" svg:height="1cm" svg:x="12.5cm" svg:y="10cm">
          <text:p text:style-name="P2">apfel_result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cm" svg:height="1cm" svg:x="7.508cm" svg:y="15.005cm">
          <text:p text:style-name="P2">logs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4cm" svg:height="1cm" svg:x="12.5cm" svg:y="15cm">
          <text:p text:style-name="P2">apfel_cache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9cm" svg:height="1cm" svg:x="7.5cm" svg:y="16cm">
          <text:p text:style-name="P2">Output DB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4cm" svg:height="0.7cm" svg:x="2cm" svg:y="13.3cm">
          <text:p text:style-name="P6"><text:span text:style-name="T1">benchmark_against_apfel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5cm" svg:height="1cm" svg:x="18cm" svg:y="8cm">
          <text:p text:style-name="P2">navigator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4cm" svg:y1="4cm" svg:x2="4cm" svg:y2="6.017cm" draw:start-shape="id1" draw:start-glue-point="2" draw:end-shape="id2" draw:end-glue-point="0" svg:d="M4000 4000v2017" svg:viewBox="0 0 1 2018">
          <text:p/>
        </draw:connector>
        <draw:connector draw:style-name="gr9" draw:text-style-name="P8" draw:layer="layout" svg:x1="9cm" svg:y1="4cm" svg:x2="9cm" svg:y2="6.017cm" draw:start-shape="id3" draw:start-glue-point="2" draw:end-shape="id4" draw:end-glue-point="0" svg:d="M9000 4000v2017" svg:viewBox="0 0 1 2018">
          <text:p/>
        </draw:connector>
        <draw:connector draw:style-name="gr9" draw:text-style-name="P8" draw:layer="layout" draw:type="lines" svg:x1="4cm" svg:y1="7cm" svg:x2="6.5cm" svg:y2="8cm" draw:start-shape="id2" draw:start-glue-point="2" draw:end-shape="id5" draw:end-glue-point="0" svg:d="M4000 7000v500l2500-1v501" svg:viewBox="0 0 2501 1001">
          <text:p/>
        </draw:connector>
        <draw:connector draw:style-name="gr9" draw:text-style-name="P8" draw:layer="layout" draw:type="lines" svg:x1="9cm" svg:y1="7cm" svg:x2="6.5cm" svg:y2="8cm" draw:start-shape="id4" draw:start-glue-point="2" draw:end-shape="id5" draw:end-glue-point="0" svg:d="M9000 7000v500l-2500-1v501" svg:viewBox="0 0 2501 1001">
          <text:p/>
        </draw:connector>
        <draw:connector draw:style-name="gr9" draw:text-style-name="P8" draw:layer="layout" draw:type="line" svg:x1="6.5cm" svg:y1="9cm" svg:x2="6.5cm" svg:y2="10cm" draw:start-shape="id5" draw:start-glue-point="2" draw:end-shape="id6" draw:end-glue-point="0" svg:d="M6500 9000v1000" svg:viewBox="0 0 1 1001">
          <text:p/>
        </draw:connector>
        <draw:connector draw:style-name="gr9" draw:text-style-name="P8" draw:layer="layout" draw:type="lines" svg:x1="6.5cm" svg:y1="11cm" svg:x2="9.5cm" svg:y2="12cm" draw:start-shape="id6" draw:start-glue-point="2" draw:end-shape="id7" draw:end-glue-point="0" svg:d="M6500 11000v501l3000-2v501" svg:viewBox="0 0 3001 1001">
          <text:p/>
        </draw:connector>
        <draw:connector draw:style-name="gr9" draw:text-style-name="P8" draw:layer="layout" draw:type="lines" svg:x1="14.5cm" svg:y1="11cm" svg:x2="9.5cm" svg:y2="12cm" draw:start-shape="id8" draw:start-glue-point="2" draw:end-shape="id7" draw:end-glue-point="0" svg:d="M14500 11000v501l-5000-2v501" svg:viewBox="0 0 5001 1001">
          <text:p/>
        </draw:connector>
        <draw:connector draw:style-name="gr9" draw:text-style-name="P8" draw:layer="layout" draw:type="line" svg:x1="14.5cm" svg:y1="9cm" svg:x2="14.5cm" svg:y2="10cm" draw:start-shape="id9" draw:start-glue-point="2" draw:end-shape="id8" draw:end-glue-point="0" svg:d="M14500 9000v1000" svg:viewBox="0 0 1 1001">
          <text:p/>
        </draw:connector>
        <draw:connector draw:style-name="gr9" draw:text-style-name="P8" draw:layer="layout" draw:type="lines" svg:x1="12.5cm" svg:y1="7cm" svg:x2="14.5cm" svg:y2="8cm" draw:start-shape="id10" draw:start-glue-point="2" draw:end-shape="id9" draw:end-glue-point="0" svg:d="M12500 7000v500l2000-1v501" svg:viewBox="0 0 2001 1001">
          <text:p/>
        </draw:connector>
        <draw:connector draw:style-name="gr9" draw:text-style-name="P8" draw:layer="layout" draw:type="line" svg:x1="9.5cm" svg:y1="13cm" svg:x2="9.508cm" svg:y2="15.005cm" draw:start-shape="id7" draw:start-glue-point="2" draw:end-shape="id11" draw:end-glue-point="0" svg:d="M9500 13000l8 2005" svg:viewBox="0 0 9 2006">
          <text:p/>
        </draw:connector>
        <draw:connector draw:style-name="gr9" draw:text-style-name="P8" draw:layer="layout" draw:type="line" svg:x1="14.5cm" svg:y1="11cm" svg:x2="14.5cm" svg:y2="15cm" draw:start-shape="id8" draw:start-glue-point="2" draw:end-shape="id12" draw:end-glue-point="0" svg:d="M14500 11000v4000" svg:viewBox="0 0 1 4001">
          <text:p/>
        </draw:connector>
        <draw:connector draw:style-name="gr9" draw:text-style-name="P8" xml:id="id16" draw:id="id16" draw:layer="layout" draw:line-skew="0.326cm" svg:x1="10.034cm" svg:y1="8.649cm" svg:x2="6.5cm" svg:y2="10cm" draw:end-shape="id6" draw:end-glue-point="0" svg:d="M10034 8649v751h-3534v600" svg:viewBox="0 0 3535 1352">
          <text:p/>
        </draw:connector>
        <draw:connector draw:style-name="gr9" draw:text-style-name="P8" draw:layer="layout" svg:x1="20.5cm" svg:y1="8cm" svg:x2="11cm" svg:y2="2.5cm" draw:start-shape="id13" draw:start-glue-point="0" draw:end-shape="id14" draw:end-glue-point="1" svg:d="M20500 8000v-5500h-9500" svg:viewBox="0 0 9501 5501">
          <text:p/>
        </draw:connector>
        <draw:connector draw:style-name="gr9" draw:text-style-name="P8" draw:layer="layout" svg:x1="20.5cm" svg:y1="9cm" svg:x2="16.5cm" svg:y2="16.5cm" draw:start-shape="id13" draw:start-glue-point="2" draw:end-shape="id15" draw:end-glue-point="1" svg:d="M20500 9000v7500h-4000" svg:viewBox="0 0 4001 7501">
          <text:p/>
        </draw:connector>
        <draw:connector draw:style-name="gr9" draw:text-style-name="P8" draw:layer="layout" draw:line-skew="-0.324cm" svg:x1="12.5cm" svg:y1="7cm" svg:x2="10.034cm" svg:y2="8.649cm" draw:start-shape="id10" draw:start-glue-point="2" draw:end-shape="id16" draw:end-glue-point="2" svg:d="M12500 7000v500h-2466v1149" svg:viewBox="0 0 2467 165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0:22:08.460211201</meta:creation-date>
    <dc:date>2020-05-04T11:01:37.275267782</dc:date>
    <meta:editing-duration>PT37M30S</meta:editing-duration>
    <meta:editing-cycles>18</meta:editing-cycles>
    <meta:generator>LibreOffice/6.4.4.1$Linux_X86_64 LibreOffice_project/40$Build-1</meta:generator>
    <meta:document-statistic meta:object-count="32"/>
  </office:meta>
</office:document-meta>
</file>